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1" svg:font-family="'Nimbus Sans 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imbus Sans L" svg:font-family="'Nimbus Sans L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 first page.</text:p>
      <text:p text:style-name="P1">The second page.</text:p>
      <text:p text:style-name="P1">The third p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1" svg:font-family="'Nimbus Sans 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imbus Sans L" svg:font-family="'Nimbus Sans L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 P明朝" style:font-size-asian="10.5pt" style:language-asian="ja" style:country-asian="JP" style:font-name-complex="Nimbus Sans 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IPA Pゴシック" style:font-size-asian="14pt" style:font-name-complex="Nimbus Sans 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Nimbus Sans 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Nimbus Sans 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imbus Sans L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8-09-11T21:26:18</meta:creation-date>
    <dc:date>2008-09-11T21:27:38</dc:date>
    <meta:editing-cycles>1</meta:editing-cycles>
    <meta:editing-duration>PT1M23S</meta:editing-duration>
    <meta:user-defined meta:name="情報 1"/>
    <meta:user-defined meta:name="情報 2"/>
    <meta:user-defined meta:name="情報 3"/>
    <meta:user-defined meta:name="情報 4"/>
    <meta:document-statistic meta:table-count="0" meta:image-count="0" meta:object-count="0" meta:page-count="3" meta:paragraph-count="3" meta:word-count="9" meta:character-count="46"/>
  </office:meta>
</office:document-meta>
</file>